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ff8080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00ff00"/>
      <style:text-properties fo:color="#000000"/>
    </style:style>
    <style:style style:name="ce37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b3b3b3"/>
      <style:text-properties fo:color="#000000"/>
    </style:style>
    <style:style style:name="ce6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40"/>
          <table:table-cell table:style-name="ce42" office:value-type="float" office:value="10">
            <text:p>10</text:p>
          </table:table-cell>
          <table:table-cell table:style-name="ce49" office:value-type="percentage" office:value="0.2">
            <text:p>20%</text:p>
          </table:table-cell>
          <table:table-cell table:style-name="ce42" office:value-type="string">
            <text:p>emilie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3">
          <table:table-cell table:style-name="ce27"/>
          <table:table-cell table:style-name="ce31" office:value-type="string">
            <text:p>Replace fixed strategies (e.g. bottum-up) by arbitrary name</text:p>
          </table:table-cell>
          <table:table-cell table:style-name="ce40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49" office:value-type="percentage" office:value="0.3">
            <text:p>30%</text:p>
          </table:table-cell>
          <table:table-cell table:style-name="ce42" office:value-type="string">
            <text:p>Jurgen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41" office:value-type="float" office:value="1">
            <text:p>1</text:p>
          </table:table-cell>
          <table:table-cell table:style-name="ce44" office:value-type="float" office:value="40">
            <text:p>40</text:p>
          </table:table-cell>
          <table:table-cell table:style-name="ce51" office:value-type="percentage" office:value="0.9">
            <text:p>90%</text:p>
          </table:table-cell>
          <table:table-cell table:style-name="ce44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41" office:value-type="float" office:value="3">
            <text:p>3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41" office:value-type="float" office:value="2">
            <text:p>2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/>
          <table:table-cell table:style-name="ce33" office:value-type="string">
            <text:p>Remove strategy from enumerator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33" office:value-type="string">
            <text:p>Add strategy to descendant operator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4" office:value-type="string">
            <text:p>type parametrized parse functions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Parameterized typ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Assignmnent operators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import SDF modules &amp; parsing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Test cases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Construction of concrete list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Extend REPL with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Library functions for parsing source text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Multiple results in comprehensions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Remove # for function parameters and calls to function parameters</text:p>
          </table:table-cell>
          <table:table-cell table:style-name="ce29"/>
          <table:table-cell table:style-name="ce44" office:value-type="float" office:value="1">
            <text:p>1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Function type should be first class citizen</text:p>
          </table:table-cell>
          <table:table-cell table:style-name="ce29"/>
          <table:table-cell table:style-name="ce44" office:value-type="float" office:value="3">
            <text:p>3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6" office:value-type="string">
            <text:p>Tags verplaatsen a la Java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6" office:value-type="string">
            <text:p>Type literals/Type quoting (amongst others for parse functions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9"/>
          <table:table-cell table:style-name="ce37" office:value-type="string">
            <text:p>What does enumerator over map do (keys versus values)? =&gt; keys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3">
          <table:table-cell table:style-name="ce29"/>
          <table:table-cell table:style-name="ce37" office:value-type="string">
            <text:p>Add ( and ) around Type disambiguator, e.g (Symbol *) ` … `</text:p>
          </table:table-cell>
          <table:table-cell table:style-name="ce41"/>
          <table:table-cell table:style-name="ce44"/>
          <table:table-cell table:style-name="ce51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7" office:value-type="string">
            <text:p>Enumerator does deep visit of nodes, replace by visit of children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8" office:value-type="string">
            <text:p>Operators as values (abolished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Separating AC an A versions of + and * (see proposal sheet)</text:p>
          </table:table-cell>
          <table:table-cell table:style-name="ce29"/>
          <table:table-cell table:style-name="ce44"/>
          <table:table-cell table:style-name="ce51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Typing of comparison/addition operators in polymorphic functions in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Break/continue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Matching: Map? AC? Lexical?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3" office:value-type="string">
            <text:p>Ambiguities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handling AsFi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3" office:value-type="string">
            <text:p>Handling errors in SDF modul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3" office:value-type="string">
            <text:p>“IDE” for SDF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do side-effects during backtracking + add tests/demo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vert all old demo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We need an Error datatype in the library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Deployment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Debug features in RascalShell</text:p>
          </table:table-cell>
          <table:table-cell table:style-name="ce27"/>
          <table:table-cell table:style-name="ce42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clipse/IMP environment</text:p>
          </table:table-cell>
          <table:table-cell table:style-name="ce27"/>
          <table:table-cell table:style-name="ce42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clipse console</text:p>
          </table:table-cell>
          <table:table-cell table:style-name="ce27"/>
          <table:table-cell table:style-name="ce42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New Parsing technology</text:p>
          </table:table-cell>
          <table:table-cell table:style-name="ce27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reak/continu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ype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dd -dTest flag that runs all test statements and report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move UnitTest library and adjust all tests in demo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Shared PDB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Binary Serialisatie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ail gracefully (we need more robustness tests)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Introduce “experiments” folder for unfinished demos/experiments/etc.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factoring of Result clas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- join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Unify message strings for each exception type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int versus BigInteger, double versus BigDecimal.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Make posinfo annotations available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Connect AsFix types to Rascal type system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4" office:value-type="string">
            <text:p>Concrete syntax pattern matching (listmatching, layout, ...)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4" office:value-type="string">
            <text:p>Add search path for imports (including SDF imports)</text:p>
          </table:table-cell>
          <table:table-cell table:style-name="ce27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Make locations uniform for files and URLs; Add library functio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gexps: splicing, shadowing, repeti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8" office:value-type="string">
            <text:p>Improve performance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- attach info to AST (e.g. resolved functions) to avoid recomput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- cache types and patter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- tail recursion elimin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- check for matching rules before constructing a new tre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8" office:value-type="string">
            <text:p>Rascal mode for VIM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Rascal mode for Emac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Extend the graph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Interface with Bisumulation 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Interface with a SAT solv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Import facility for SVN/CVS versioning data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Visualisation tool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8])" office:value-type="float" office:value="312.9">
            <text:p>312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102]-SUMPRODUCT([.D4:.D98];[.E4:.E98])" office:value-type="float" office:value="131.6">
            <text:p>131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4"/>
        <table:table-column table:style-name="co7" table:default-cell-style-name="ce56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4"/>
        <table:table-column table:style-name="co20" table:default-cell-style-name="ce57"/>
        <table:table-column table:style-name="co21" table:default-cell-style-name="ce59"/>
        <table:table-column table:style-name="co22" table:default-cell-style-name="ce54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1" office:value-type="date" office:date-value="2009-08-16">
            <text:p>08/16/09</text:p>
          </table:table-cell>
        </table:table-row>
        <table:table-row table:style-name="ro1">
          <table:table-cell table:style-name="ce61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4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style-name="ce36" office:value-type="string">
            <text:p>+</text:p>
          </table:table-cell>
          <table:table-cell table:style-name="ce36" office:value-type="string">
            <text:p>+</text:p>
          </table:table-cell>
          <table:table-cell table:style-name="ce36" office:value-type="string">
            <text:p>+</text:p>
          </table:table-cell>
          <table:table-cell table:style-name="ce36" office:value-type="string">
            <text:p>concat</text:p>
          </table:table-cell>
          <table:table-cell table:style-name="ce36" office:value-type="string">
            <text:p>union</text:p>
          </table:table-cell>
          <table:table-cell table:style-name="ce36" office:value-type="string">
            <text:p>join</text:p>
          </table:table-cell>
          <table:table-cell table:style-name="ce36"/>
          <table:table-cell table:style-name="ce36" office:value-type="string">
            <text:p>union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/>
          <table:table-cell table:style-name="ce63"/>
          <table:table-cell table:style-name="ce64"/>
          <table:table-cell table:style-name="ce36" table:number-columns-repeated="8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65"/>
          <table:table-cell table:style-name="ce34" office:value-type="string">
            <text:p>subtract</text:p>
          </table:table-cell>
          <table:table-cell table:style-name="ce34" office:value-type="string">
            <text:p>subtract</text:p>
          </table:table-cell>
          <table:table-cell table:style-name="ce34" office:value-type="string">
            <text:p>remove</text:p>
          </table:table-cell>
          <table:table-cell table:style-name="ce65"/>
          <table:table-cell table:style-name="ce34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34" table:number-columns-repeated="2"/>
          <table:table-cell table:style-name="ce65"/>
          <table:table-cell table:style-name="ce34" table:number-columns-repeated="3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4" office:value-type="string">
            <text:p><text:s/>*</text:p>
          </table:table-cell>
          <table:table-cell table:style-name="ce34" office:value-type="string">
            <text:p>*</text:p>
          </table:table-cell>
          <table:table-cell table:style-name="ce65"/>
          <table:table-cell table:style-name="ce34" office:value-type="string">
            <text:p>Cart prod</text:p>
          </table:table-cell>
          <table:table-cell table:style-name="ce34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34" table:number-columns-repeated="2"/>
          <table:table-cell table:style-name="ce65"/>
          <table:table-cell table:style-name="ce34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style-name="ce34" office:value-type="string">
            <text:p>/</text:p>
          </table:table-cell>
          <table:table-cell table:style-name="ce34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34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4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34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4" office:value-type="string">
            <text:p>intersect</text:p>
          </table:table-cell>
          <table:table-cell table:style-name="ce34" office:value-type="string">
            <text:p>common</text:p>
          </table:table-cell>
          <table:table-cell table:style-name="ce65"/>
          <table:table-cell table:style-name="ce34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65" table:number-columns-repeated="4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65" table:number-columns-repeated="7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4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4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style-name="ce34" office:value-type="string">
            <text:p>&lt;</text:p>
          </table:table-cell>
          <table:table-cell table:style-name="ce34" office:value-type="string">
            <text:p>&lt;</text:p>
          </table:table-cell>
          <table:table-cell table:style-name="ce34" office:value-type="string">
            <text:p>compareTo</text:p>
          </table:table-cell>
          <table:table-cell table:style-name="ce34" office:value-type="string">
            <text:p>compareList</text:p>
          </table:table-cell>
          <table:table-cell table:style-name="ce34" office:value-type="string">
            <text:p>isSubset</text:p>
          </table:table-cell>
          <table:table-cell table:style-name="ce34" office:value-type="string">
            <text:p>isSubMap</text:p>
          </table:table-cell>
          <table:table-cell table:style-name="ce34"/>
          <table:table-cell table:style-name="ce34" office:value-type="string">
            <text:p>isSubSet</text:p>
          </table:table-cell>
          <table:table-cell table:style-name="ce3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3"/>
          <table:table-cell table:style-name="ce34" office:value-type="string">
            <text:p>(Evaluator)</text:p>
          </table:table-cell>
          <table:table-cell table:style-name="ce34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style-name="ce34" office:value-type="string">
            <text:p>&lt;=</text:p>
          </table:table-cell>
          <table:table-cell table:style-name="ce34" office:value-type="string">
            <text:p>&lt;=</text:p>
          </table:table-cell>
          <table:table-cell table:style-name="ce34" office:value-type="string">
            <text:p>compareTo</text:p>
          </table:table-cell>
          <table:table-cell table:style-name="ce34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4" office:value-type="string">
            <text:p>&gt;</text:p>
          </table:table-cell>
          <table:table-cell table:style-name="ce34" office:value-type="string">
            <text:p>&gt;=</text:p>
          </table:table-cell>
          <table:table-cell table:style-name="ce34" office:value-type="string">
            <text:p>compareTo</text:p>
          </table:table-cell>
          <table:table-cell table:style-name="ce34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style-name="ce34" office:value-type="string">
            <text:p>&gt;=</text:p>
          </table:table-cell>
          <table:table-cell table:style-name="ce34" office:value-type="string">
            <text:p>&gt;=</text:p>
          </table:table-cell>
          <table:table-cell table:style-name="ce34" office:value-type="string">
            <text:p>compareTo</text:p>
          </table:table-cell>
          <table:table-cell table:style-name="ce34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4" office:value-type="string">
            <text:p>in (Evaluator)</text:p>
          </table:table-cell>
          <table:table-cell table:style-name="ce34" office:value-type="string">
            <text:p>contains</text:p>
          </table:table-cell>
          <table:table-cell table:style-name="ce34" office:value-type="string">
            <text:p>contains</text:p>
          </table:table-cell>
          <table:table-cell table:style-name="ce65"/>
          <table:table-cell table:style-name="ce34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 table:number-columns-repeated="4"/>
          <table:table-cell table:style-name="ce34" table:number-columns-repeated="3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4" table:number-columns-repeated="3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 table:number-columns-repeated="4"/>
          <table:table-cell table:style-name="ce34" table:number-columns-repeated="3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/>
          <table:table-cell table:style-name="ce62"/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style-name="ce62" table:number-columns-repeated="2"/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7"/>
          <table:table-cell table:style-name="ce1" table:number-columns-repeated="243"/>
        </table:table-row>
        <table:table-row table:style-name="ro1">
          <table:table-cell table:style-name="ce34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 table:number-columns-repeated="8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 table:number-columns-repeated="8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4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4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4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4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4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4"/>
          <table:table-cell table:style-name="ce65"/>
          <table:table-cell table:style-name="ce34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4"/>
          <table:table-cell table:style-name="ce65"/>
          <table:table-cell table:style-name="ce34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4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4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+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table:style-name="ce70" office:value-type="string">
            <text:p>++</text:p>
          </table:table-cell>
          <table:table-cell table:style-name="ce70" table:number-columns-repeated="4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*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7"/>
          <table:table-cell table:number-columns-repeated="243"/>
        </table:table-row>
        <table:table-row table:style-name="ro1">
          <table:table-cell/>
          <table:table-cell table:style-name="ce70" office:value-type="string">
            <text:p>**</text:p>
          </table:table-cell>
          <table:table-cell table:style-name="ce70" table:number-columns-repeated="5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09/14/2009</text:date>, <text:time>14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11-22T21:56:44</meta:creation-date>
    <dc:date>2009-09-14T14:55:17</dc:date>
    <dc:language>en-US</dc:language>
    <meta:editing-cycles>281</meta:editing-cycles>
    <meta:editing-duration>PT329H47M14S</meta:editing-duration>
    <dc:creator>Paul Klint</dc:creator>
    <meta:document-statistic meta:table-count="8" meta:cell-count="1252" meta:object-count="0"/>
    <meta:user-defined meta:name="Info 1"/>
    <meta:user-defined meta:name="Info 2"/>
    <meta:user-defined meta:name="Info 3"/>
    <meta:user-defined meta:name="Info 4"/>
  </office:meta>
</office:document-meta>
</file>